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gr1" style:family="graphic">
      <style:graphic-properties style:protect="siz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0c0c0" draw:textarea-horizontal-align="justify" draw:textarea-vertical-align="middle" draw:auto-grow-height="false" fo:min-height="0in" fo:min-width="0in" style:run-through="foreground"/>
    </style:style>
    <style:style style:name="gr3" style:family="graphic">
      <style:graphic-properties draw:fill="solid" draw:fill-color="#c0c0c0" draw:textarea-horizontal-align="justify" draw:textarea-vertical-align="middle" draw:auto-grow-height="false" fo:min-height="0in" fo:min-width="0in" style:run-through="foreground"/>
    </style:style>
    <style:style style:name="gr4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protect="size" style:run-through="foreground"/>
    </style:style>
    <style:style style:name="gr7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5" draw:style-name="gr5"><draw:g draw:style-name="gr6"><draw:custom-shape draw:style-name="gr2" draw:text-style-name="P2" svg:width="0.2587in" svg:height="0.2551in" svg:x="3.6929in" svg:y="6.05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46in" svg:y="6.05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4in" svg:y="6.0528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2.9177in" svg:y="6.05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1764in" svg:y="6.05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style-name="gr2" draw:text-style-name="P2" svg:width="0.2587in" svg:height="0.2551in" svg:x="4.4803in" svg:y="6.44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4.222in" svg:y="6.446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4472in" svg:y="6.4465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7055in" svg:y="6.4465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9638in" svg:y="6.44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style-name="gr3" draw:text-style-name="P2" svg:width="0.2587in" svg:height="0.2551in" svg:x="2.9055in" svg:y="6.4465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472in" svg:y="6.4465in"><text:p text:style-name="P2">1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872in" svg:y="6.4465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1303in" svg:y="6.4465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3886in" svg:y="6.4465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draw:g><draw:g text:anchor-type="paragraph" draw:z-index="14" draw:style-name="gr5"><draw:g draw:style-name="gr6"><draw:custom-shape draw:style-name="gr2" draw:text-style-name="P2" svg:width="0.2587in" svg:height="0.2551in" svg:x="3.6929in" svg:y="4.47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46in" svg:y="4.47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4in" svg:y="4.478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2.9177in" svg:y="4.47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1764in" svg:y="4.47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style-name="gr2" draw:text-style-name="P2" svg:width="0.2587in" svg:height="0.2551in" svg:x="4.4803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4.222in" svg:y="4.87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4472in" svg:y="4.8717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7055in" svg:y="4.8717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9638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style-name="gr2" draw:text-style-name="P2" svg:width="0.2587in" svg:height="0.2551in" svg:x="2.9055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472in" svg:y="4.8717in"><text:p text:style-name="P2">2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872in" svg:y="4.8717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1303in" svg:y="4.8717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3886in" svg:y="4.8717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draw:g><draw:g text:anchor-type="paragraph" draw:z-index="13" draw:style-name="gr5"><draw:g draw:style-name="gr6"><draw:custom-shape draw:style-name="gr2" draw:text-style-name="P2" svg:width="0.2587in" svg:height="0.2551in" svg:x="3.6929in" svg:y="3.29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46in" svg:y="3.296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4in" svg:y="3.2965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2.9177in" svg:y="3.29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1764in" svg:y="3.29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style-name="gr2" draw:text-style-name="P2" svg:width="0.2587in" svg:height="0.2551in" svg:x="4.4803in" svg:y="3.6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4.222in" svg:y="3.6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4472in" svg:y="3.6902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7055in" svg:y="3.6902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9638in" svg:y="3.6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style-name="gr2" draw:text-style-name="P2" svg:width="0.2587in" svg:height="0.2551in" svg:x="2.9055in" svg:y="3.6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2.6472in" svg:y="3.6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872in" svg:y="3.6902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1303in" svg:y="3.6902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3886in" svg:y="3.6902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draw:g><draw:g text:anchor-type="paragraph" draw:z-index="8" draw:style-name="gr1"><draw:custom-shape draw:style-name="gr3" draw:text-style-name="P2" svg:width="0.2587in" svg:height="0.2551in" svg:x="3.6933in" svg:y="2.1154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435in" svg:y="2.1154in"><text:p text:style-name="P2">4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2.1154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2.1154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1764in" svg:y="2.1154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6" draw:style-name="gr1"><draw:custom-shape draw:style-name="gr2" draw:text-style-name="P2" svg:width="0.2587in" svg:height="0.2551in" svg:x="3.6933in" svg:y="1.7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435in" svg:y="1.7217in"><text:p text:style-name="P2">4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1.7217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1.7217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1764in" svg:y="1.7217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" draw:style-name="gr1"><draw:custom-shape draw:style-name="gr2" draw:text-style-name="P2" svg:width="0.2587in" svg:height="0.2551in" svg:x="3.6933in" svg:y="1.3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1.3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1.328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1.328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1764in" svg:y="1.328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" draw:style-name="gr1"><draw:custom-shape draw:style-name="gr2" draw:text-style-name="P2" svg:width="0.2587in" svg:height="0.2551in" svg:x="3.6933in" svg:y="0.93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0.9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0.9339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0.9339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1764in" svg:y="0.93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0" draw:style-name="gr1"><draw:custom-shape draw:style-name="gr2" draw:text-style-name="P2" svg:width="0.2587in" svg:height="0.2551in" svg:x="3.6933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0.54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0.5402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2.9181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1764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7" draw:style-name="gr5"><draw:g draw:style-name="gr6"><draw:custom-shape draw:style-name="gr2" draw:text-style-name="P2" svg:width="0.2587in" svg:height="0.2551in" svg:x="3.6929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46in" svg:y="2.509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4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2.9177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1764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style-name="gr2" draw:text-style-name="P2" svg:width="0.2587in" svg:height="0.2551in" svg:x="4.4803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4.222in" svg:y="2.90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4472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7055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9638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style-name="gr3" draw:text-style-name="P2" svg:width="0.2587in" svg:height="0.2551in" svg:x="2.9055in" svg:y="2.9028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472in" svg:y="2.9028in"><text:p text:style-name="P2">4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872in" svg:y="2.9028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1303in" svg:y="2.9028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3886in" svg:y="2.9028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draw:g><draw:g text:anchor-type="paragraph" draw:z-index="38" draw:style-name="gr1"><draw:custom-shape draw:style-name="gr2" draw:text-style-name="P2" svg:width="0.2587in" svg:height="0.2551in" svg:x="3.6933in" svg:y="8.8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8.809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8.8091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8.8091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1764in" svg:y="8.8091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0" draw:style-name="gr1"><draw:custom-shape draw:style-name="gr2" draw:text-style-name="P2" svg:width="0.2587in" svg:height="0.2551in" svg:x="3.6933in" svg:y="8.4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8.415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8.4154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8.4154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1764in" svg:y="8.4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1" draw:style-name="gr1"><draw:custom-shape draw:style-name="gr2" draw:text-style-name="P2" svg:width="0.2587in" svg:height="0.2551in" svg:x="5.2681in" svg:y="8.8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5.0098in" svg:y="8.809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2346in" svg:y="8.8091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4929in" svg:y="8.8091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4.7512in" svg:y="8.8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2" draw:style-name="gr1"><draw:custom-shape draw:style-name="gr2" draw:text-style-name="P2" svg:width="0.2587in" svg:height="0.2551in" svg:x="2.1181in" svg:y="8.8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8598in" svg:y="8.809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0846in" svg:y="8.8091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3429in" svg:y="8.8091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6012in" svg:y="8.8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3" draw:style-name="gr1"><draw:custom-shape draw:style-name="gr2" draw:text-style-name="P2" svg:width="0.2587in" svg:height="0.2551in" svg:x="3.6933in" svg:y="7.23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7.2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7.2339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7.23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1764in" svg:y="7.23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5" draw:style-name="gr1"><draw:custom-shape draw:style-name="gr2" draw:text-style-name="P2" svg:width="0.2587in" svg:height="0.2551in" svg:x="3.6933in" svg:y="7.6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7.6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7.6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7.6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1764in" svg:y="7.6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6" draw:style-name="gr1"><draw:custom-shape draw:style-name="gr2" draw:text-style-name="P2" svg:width="0.2587in" svg:height="0.2551in" svg:x="5.2681in" svg:y="7.6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5.0098in" svg:y="7.6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2346in" svg:y="7.628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4929in" svg:y="7.628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4.7512in" svg:y="7.6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7" draw:style-name="gr1"><draw:custom-shape draw:style-name="gr3" draw:text-style-name="P2" svg:width="0.2587in" svg:height="0.2551in" svg:x="2.1181in" svg:y="7.628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8598in" svg:y="7.628in"><text:p text:style-name="P2">1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0846in" svg:y="7.628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3429in" svg:y="7.628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6012in" svg:y="7.628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text:anchor-type="paragraph" draw:z-index="12" draw:style-name="gr4" svg:width="0.6252in" svg:height="0.2606in" svg:x="0.272in" svg:y="6.4602in"><draw:text-box><text:p>Add 6</text:p></draw:text-box></draw:frame><draw:frame text:anchor-type="paragraph" draw:z-index="11" draw:style-name="gr4" svg:width="0.6252in" svg:height="0.2606in" svg:x="0.272in" svg:y="4.8854in"><draw:text-box><text:p>Add 5</text:p></draw:text-box></draw:frame><draw:frame text:anchor-type="paragraph" draw:z-index="10" draw:style-name="gr4" svg:width="1.2894in" svg:height="0.5634in" svg:x="0.2098in" svg:y="2.8626in"><draw:text-box><text:p>Split</text:p><text:p>Add new root</text:p><text:p>Add 4</text:p></draw:text-box></draw:frame><draw:frame text:anchor-type="paragraph" draw:z-index="9" draw:style-name="gr4" svg:width="0.6252in" svg:height="0.2606in" svg:x="0.272in" svg:y="2.1291in"><draw:text-box><text:p>Add 50</text:p></draw:text-box></draw:frame><draw:frame text:anchor-type="paragraph" draw:z-index="7" draw:style-name="gr4" svg:width="0.6252in" svg:height="0.2606in" svg:x="0.272in" svg:y="1.7354in"><draw:text-box><text:p>Add 40</text:p></draw:text-box></draw:frame><draw:frame text:anchor-type="paragraph" draw:z-index="5" draw:style-name="gr4" svg:width="0.6252in" svg:height="0.2606in" svg:x="0.272in" svg:y="1.3417in"><draw:text-box><text:p>Add 30</text:p></draw:text-box></draw:frame><draw:frame text:anchor-type="paragraph" draw:z-index="3" draw:style-name="gr4" svg:width="0.6252in" svg:height="0.2606in" svg:x="0.272in" svg:y="0.948in"><draw:text-box><text:p>Add 20</text:p></draw:text-box></draw:frame><draw:frame text:anchor-type="paragraph" draw:z-index="1" draw:style-name="gr4" svg:width="0.6252in" svg:height="0.2606in" svg:x="0.272in" svg:y="0.5543in"><draw:text-box><text:p>Add 10</text:p></draw:text-box></draw:frame><draw:frame text:anchor-type="paragraph" draw:z-index="39" draw:style-name="gr4" svg:width="0.6252in" svg:height="0.5634in" svg:x="0.272in" svg:y="8.8228in"><draw:text-box><text:p>Split Add 7</text:p><text:p/></draw:text-box></draw:frame><draw:frame text:anchor-type="paragraph" draw:z-index="44" draw:style-name="gr4" svg:width="0.6252in" svg:height="0.5634in" svg:x="0.272in" svg:y="7.6417in"><draw:text-box><text:p>Split </text:p><text:p>Add 7</text:p><text:p/></draw:text-box></draw:frame><draw:line text:anchor-type="paragraph" draw:z-index="53" draw:style-name="gr7" draw:text-style-name="P2" svg:x1="2.7531in" svg:y1="3.5516in" svg:x2="1.9602in" svg:y2="3.6906in"><text:p/></draw:line><draw:line text:anchor-type="paragraph" draw:z-index="54" draw:style-name="gr7" draw:text-style-name="P2" svg:x1="2.8098in" svg:y1="3.5516in" svg:x2="3.5551in" svg:y2="3.6906in"><text:p/></draw:line><draw:line text:anchor-type="paragraph" draw:z-index="55" draw:style-name="gr7" draw:text-style-name="P2" svg:x1="2.7768in" svg:y1="4.7327in" svg:x2="1.9839in" svg:y2="4.8717in"><text:p/></draw:line><draw:line text:anchor-type="paragraph" draw:z-index="56" draw:style-name="gr7" draw:text-style-name="P2" svg:x1="3.5626in" svg:y1="4.8717in" svg:x2="2.7291in" svg:y2="4.7327in"><text:p/></draw:line><draw:line text:anchor-type="paragraph" draw:z-index="57" draw:style-name="gr7" draw:text-style-name="P2" svg:x1="1.9681in" svg:y1="6.4465in" svg:x2="2.7772in" svg:y2="6.3075in"><text:p/></draw:line><draw:line text:anchor-type="paragraph" draw:z-index="58" draw:style-name="gr7" draw:text-style-name="P2" svg:x1="3.587in" svg:y1="6.4465in" svg:x2="2.7772in" svg:y2="6.3075in"><text:p/></draw:line><draw:line text:anchor-type="paragraph" draw:z-index="59" draw:style-name="gr7" draw:text-style-name="P2" svg:x1="1.2146in" svg:y1="7.628in" svg:x2="2.8098in" svg:y2="7.489in"><text:p/></draw:line><draw:line text:anchor-type="paragraph" draw:z-index="60" draw:style-name="gr7" draw:text-style-name="P2" svg:x1="4.3961in" svg:y1="7.628in" svg:x2="2.7772in" svg:y2="7.489in"><text:p/></draw:line><draw:line text:anchor-type="paragraph" draw:z-index="61" draw:style-name="gr7" draw:text-style-name="P2" svg:x1="2.8016in" svg:y1="8.6701in" svg:x2="1.4154in" svg:y2="8.8091in"><text:p/></draw:line><draw:line text:anchor-type="paragraph" draw:z-index="62" draw:style-name="gr7" draw:text-style-name="P2" svg:x1="2.8016in" svg:y1="8.8091in" svg:x2="2.8016in" svg:y2="8.6701in"><text:p/></draw:line><draw:line text:anchor-type="paragraph" draw:z-index="63" draw:style-name="gr7" draw:text-style-name="P2" svg:x1="3.0256in" svg:y1="8.6354in" svg:x2="4.3638in" svg:y2="8.8091in"><text:p/></draw:line><draw:line text:anchor-type="paragraph" draw:z-index="64" draw:style-name="gr7" draw:text-style-name="P2" svg:x1="3.026in" svg:y1="8.6701in" svg:x2="2.8016in" svg:y2="8.8091in"><text:p/></draw:line></text:p>
      <text:p text:style-name="P1"><draw:g text:anchor-type="paragraph" draw:z-index="16" draw:style-name="gr1"><draw:custom-shape draw:style-name="gr2" draw:text-style-name="P2" svg:width="0.2587in" svg:height="0.2551in" svg:x="3.6933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0.54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0.5402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0.5402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1764in" svg:y="0.5402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8" draw:style-name="gr1"><draw:custom-shape draw:style-name="gr2" draw:text-style-name="P2" svg:width="0.2587in" svg:height="0.2551in" svg:x="3.6933in" svg:y="0.14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0.146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0.1465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0.1465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1764in" svg:y="0.14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9" draw:style-name="gr1"><draw:custom-shape draw:style-name="gr2" draw:text-style-name="P2" svg:width="0.2587in" svg:height="0.2551in" svg:x="5.2681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5.0098in" svg:y="0.54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2346in" svg:y="0.5402in"><text:p text:style-name="P2">3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4929in" svg:y="0.5402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7512in" svg:y="0.5402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0" draw:style-name="gr1"><draw:custom-shape draw:style-name="gr2" draw:text-style-name="P2" svg:width="0.2587in" svg:height="0.2551in" svg:x="2.1181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8598in" svg:y="0.54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0846in" svg:y="0.5402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3429in" svg:y="0.5402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6012in" svg:y="0.5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1" draw:style-name="gr1"><draw:custom-shape draw:style-name="gr2" draw:text-style-name="P2" svg:width="0.2587in" svg:height="0.2551in" svg:x="3.6933in" svg:y="1.7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1.72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1.7217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1.7217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1764in" svg:y="1.7217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3" draw:style-name="gr1"><draw:custom-shape draw:style-name="gr2" draw:text-style-name="P2" svg:width="0.2587in" svg:height="0.2551in" svg:x="3.6933in" svg:y="1.3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1.3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1.328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1.328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1764in" svg:y="1.3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4" draw:style-name="gr1"><draw:custom-shape draw:style-name="gr2" draw:text-style-name="P2" svg:width="0.2587in" svg:height="0.2551in" svg:x="5.2681in" svg:y="1.7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5.0098in" svg:y="1.7217in"><text:p text:style-name="P2">5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2346in" svg:y="1.7217in"><text:p text:style-name="P2">3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4929in" svg:y="1.7217in"><text:p text:style-name="P2">3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7512in" svg:y="1.7217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5" draw:style-name="gr1"><draw:custom-shape draw:style-name="gr2" draw:text-style-name="P2" svg:width="0.2587in" svg:height="0.2551in" svg:x="2.1181in" svg:y="1.7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8598in" svg:y="1.72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0846in" svg:y="1.7217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3429in" svg:y="1.7217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6012in" svg:y="1.7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6" draw:style-name="gr1"><draw:custom-shape draw:style-name="gr2" draw:text-style-name="P2" svg:width="0.2587in" svg:height="0.2551in" svg:x="3.6933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2.90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2.9028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2.9028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1764in" svg:y="2.9028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8" draw:style-name="gr1"><draw:custom-shape draw:style-name="gr2" draw:text-style-name="P2" svg:width="0.2587in" svg:height="0.2551in" svg:x="3.6933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2.509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2.5091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2.5091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1764in" svg:y="2.5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9" draw:style-name="gr1"><draw:custom-shape draw:style-name="gr3" draw:text-style-name="P2" svg:width="0.2587in" svg:height="0.2551in" svg:x="5.2681in" svg:y="2.9028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5.0098in" svg:y="2.9028in"><text:p text:style-name="P2">4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2346in" svg:y="2.9028in"><text:p text:style-name="P2">3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4929in" svg:y="2.9028in"><text:p text:style-name="P2">3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7512in" svg:y="2.9028in"><text:p text:style-name="P2">3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0" draw:style-name="gr1"><draw:custom-shape draw:style-name="gr2" draw:text-style-name="P2" svg:width="0.2587in" svg:height="0.2551in" svg:x="2.1181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8598in" svg:y="2.90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0846in" svg:y="2.9028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3429in" svg:y="2.9028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6012in" svg:y="2.9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1" draw:style-name="gr1"><draw:custom-shape draw:style-name="gr2" draw:text-style-name="P2" svg:width="0.2587in" svg:height="0.2551in" svg:x="3.6933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4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4.0839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4.0839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1764in" svg:y="4.0839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3" draw:style-name="gr1"><draw:custom-shape draw:style-name="gr2" draw:text-style-name="P2" svg:width="0.2587in" svg:height="0.2551in" svg:x="4.4807in" svg:y="3.6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4.2224in" svg:y="3.6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4472in" svg:y="3.6902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7055in" svg:y="3.6902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9638in" svg:y="3.6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4" draw:style-name="gr1"><draw:custom-shape draw:style-name="gr3" draw:text-style-name="P2" svg:width="0.2587in" svg:height="0.2551in" svg:x="5.2681in" svg:y="4.0839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5.0098in" svg:y="4.0839in"><text:p text:style-name="P2">40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2346in" svg:y="4.0839in"><text:p text:style-name="P2">3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4929in" svg:y="4.0839in"><text:p text:style-name="P2">3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7512in" svg:y="4.0839in"><text:p text:style-name="P2">3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5" draw:style-name="gr1"><draw:custom-shape draw:style-name="gr2" draw:text-style-name="P2" svg:width="0.2587in" svg:height="0.2551in" svg:x="2.1181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8598in" svg:y="4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0846in" svg:y="4.0839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3429in" svg:y="4.0839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6012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6" draw:style-name="gr1"><draw:custom-shape draw:style-name="gr2" draw:text-style-name="P2" svg:width="0.2587in" svg:height="0.2551in" svg:x="6.6555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6.3972in" svg:y="4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5.622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5.8803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6.1386in" svg:y="4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8" draw:style-name="gr1"><draw:custom-shape draw:style-name="gr2" draw:text-style-name="P2" svg:width="0.2587in" svg:height="0.2551in" svg:x="3.6933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3.435in" svg:y="4.87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6598in" svg:y="4.8717in"><text:p text:style-name="P2">7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2.9181in" svg:y="4.8717in"><text:p text:style-name="P2">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1764in" svg:y="4.8717in"><text:p text:style-name="P2">2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9" draw:style-name="gr1"><draw:custom-shape draw:style-name="gr2" draw:text-style-name="P2" svg:width="0.2587in" svg:height="0.2551in" svg:x="4.4807in" svg:y="4.47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4.2224in" svg:y="4.47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4472in" svg:y="4.478in"><text:p text:style-name="P2">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7055in" svg:y="4.478in"><text:p text:style-name="P2">3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3.9638in" svg:y="4.478in"><text:p text:style-name="P2">3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0" draw:style-name="gr1"><draw:custom-shape draw:style-name="gr2" draw:text-style-name="P2" svg:width="0.2587in" svg:height="0.2551in" svg:x="5.2681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5.0098in" svg:y="4.87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2346in" svg:y="4.8717in"><text:p text:style-name="P2">3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4.4929in" svg:y="4.8717in"><text:p text:style-name="P2">3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4.7512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1" draw:style-name="gr1"><draw:custom-shape draw:style-name="gr2" draw:text-style-name="P2" svg:width="0.2587in" svg:height="0.2551in" svg:x="2.1181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8598in" svg:y="4.87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0846in" svg:y="4.8717in"><text:p text:style-name="P2"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1.3429in" svg:y="4.8717in"><text:p text:style-name="P2">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1.6012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2" draw:style-name="gr1"><draw:custom-shape draw:style-name="gr2" draw:text-style-name="P2" svg:width="0.2587in" svg:height="0.2551in" svg:x="6.6555in" svg:y="4.8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0.2587in" svg:height="0.2551in" svg:x="6.3972in" svg:y="4.87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5.622in" svg:y="4.8717in"><text:p text:style-name="P2">3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5.8803in" svg:y="4.8717in"><text:p text:style-name="P2">4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" svg:width="0.2587in" svg:height="0.2551in" svg:x="6.1386in" svg:y="4.8717in"><text:p text:style-name="P2">5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text:anchor-type="paragraph" draw:z-index="17" draw:style-name="gr4" svg:width="0.6252in" svg:height="0.2606in" svg:x="0.272in" svg:y="0.5543in"><draw:text-box><text:p><text:s/>Add 31</text:p></draw:text-box></draw:frame><draw:frame text:anchor-type="paragraph" draw:z-index="22" draw:style-name="gr4" svg:width="0.6252in" svg:height="0.2606in" svg:x="0.272in" svg:y="1.7354in"><draw:text-box><text:p>Add 32</text:p></draw:text-box></draw:frame><draw:frame text:anchor-type="paragraph" draw:z-index="27" draw:style-name="gr4" svg:width="0.6252in" svg:height="0.2606in" svg:x="0.272in" svg:y="2.9165in"><draw:text-box><text:p>Add 33</text:p></draw:text-box></draw:frame><draw:frame text:anchor-type="paragraph" draw:z-index="32" draw:style-name="gr4" svg:width="0.6252in" svg:height="0.376in" svg:x="0.2201in" svg:y="4.4736in"><draw:text-box><text:p>Split Add 34</text:p></draw:text-box></draw:frame><draw:line text:anchor-type="paragraph" draw:z-index="65" draw:style-name="gr7" draw:text-style-name="P2" svg:x1="1.239in" svg:y1="0.5406in" svg:x2="2.7535in" svg:y2="0.4016in"><text:p/></draw:line><draw:line text:anchor-type="paragraph" draw:z-index="66" draw:style-name="gr7" draw:text-style-name="P2" svg:x1="2.7937in" svg:y1="0.5406in" svg:x2="3.0819in" svg:y2="0.4016in"><text:p/></draw:line><draw:line text:anchor-type="paragraph" draw:z-index="67" draw:style-name="gr7" draw:text-style-name="P2" svg:x1="2.7535in" svg:y1="0.4016in" svg:x2="2.7937in" svg:y2="0.5406in"><text:p/></draw:line><draw:line text:anchor-type="paragraph" draw:z-index="68" draw:style-name="gr7" draw:text-style-name="P2" svg:x1="4.3157in" svg:y1="0.5406in" svg:x2="3.0819in" svg:y2="0.4016in"><text:p/></draw:line><draw:line text:anchor-type="paragraph" draw:z-index="69" draw:style-name="gr7" draw:text-style-name="P2" svg:x1="1.1984in" svg:y1="1.7217in" svg:x2="2.7768in" svg:y2="1.5827in"><text:p/></draw:line><draw:line text:anchor-type="paragraph" draw:z-index="70" draw:style-name="gr7" draw:text-style-name="P2" svg:x1="2.7772in" svg:y1="1.7217in" svg:x2="2.7772in" svg:y2="1.5827in"><text:p/></draw:line><draw:line text:anchor-type="paragraph" draw:z-index="71" draw:style-name="gr7" draw:text-style-name="P2" svg:x1="3.05in" svg:y1="1.5827in" svg:x2="2.7772in" svg:y2="1.7217in"><text:p/></draw:line><draw:line text:anchor-type="paragraph" draw:z-index="72" draw:style-name="gr7" draw:text-style-name="P2" svg:x1="4.3319in" svg:y1="1.7217in" svg:x2="3.0098in" svg:y2="1.5827in"><text:p/></draw:line><draw:line text:anchor-type="paragraph" draw:z-index="73" draw:style-name="gr7" draw:text-style-name="P2" svg:x1="1.2071in" svg:y1="2.9028in" svg:x2="2.8335in" svg:y2="2.7638in"><text:p/></draw:line><draw:line text:anchor-type="paragraph" draw:z-index="74" draw:style-name="gr7" draw:text-style-name="P2" svg:x1="2.8335in" svg:y1="2.9028in" svg:x2="2.8335in" svg:y2="2.7638in"><text:p/></draw:line><draw:line text:anchor-type="paragraph" draw:z-index="75" draw:style-name="gr7" draw:text-style-name="P2" svg:x1="4.372in" svg:y1="2.9028in" svg:x2="3.0256in" svg:y2="2.7638in"><text:p/></draw:line><draw:line text:anchor-type="paragraph" draw:z-index="76" draw:style-name="gr7" draw:text-style-name="P2" svg:x1="2.8335in" svg:y1="2.9028in" svg:x2="3.026in" svg:y2="2.7638in"><text:p/></draw:line><draw:line text:anchor-type="paragraph" draw:z-index="77" draw:style-name="gr7" draw:text-style-name="P2" svg:x1="1.239in" svg:y1="4.0843in" svg:x2="3.4472in" svg:y2="3.8252in"><text:p/></draw:line><draw:line text:anchor-type="paragraph" draw:z-index="78" draw:style-name="gr7" draw:text-style-name="P2" svg:x1="2.7693in" svg:y1="4.0843in" svg:x2="3.5547in" svg:y2="3.9453in"><text:p/></draw:line><draw:line text:anchor-type="paragraph" draw:z-index="79" draw:style-name="gr7" draw:text-style-name="P2" svg:x1="3.8835in" svg:y1="3.9453in" svg:x2="2.7134in" svg:y2="4.0843in"><text:p/></draw:line><draw:line text:anchor-type="paragraph" draw:z-index="80" draw:style-name="gr7" draw:text-style-name="P2" svg:x1="4.3319in" svg:y1="4.0843in" svg:x2="3.8272in" svg:y2="3.9453in"><text:p/></draw:line><draw:line text:anchor-type="paragraph" draw:z-index="81" draw:style-name="gr7" draw:text-style-name="P2" svg:x1="3.4472in" svg:y1="4.6098in" svg:x2="1.1752in" svg:y2="4.8717in"><text:p/></draw:line><draw:line text:anchor-type="paragraph" draw:z-index="82" draw:style-name="gr7" draw:text-style-name="P2" svg:x1="3.5709in" svg:y1="4.7327in" svg:x2="2.7374in" svg:y2="4.8717in"><text:p/></draw:line><draw:line text:anchor-type="paragraph" draw:z-index="83" draw:style-name="gr7" draw:text-style-name="P2" svg:x1="3.8272in" svg:y1="4.7327in" svg:x2="2.7772in" svg:y2="4.8717in"><text:p/></draw:line><draw:line text:anchor-type="paragraph" draw:z-index="84" draw:style-name="gr7" draw:text-style-name="P2" svg:x1="4.1311in" svg:y1="4.7327in" svg:x2="5.7976in" svg:y2="4.8717in"><text:p/></draw:line><draw:line text:anchor-type="paragraph" draw:z-index="85" draw:style-name="gr7" draw:text-style-name="P2" svg:x1="3.8272in" svg:y1="4.7327in" svg:x2="4.3724in" svg:y2="4.8717in"><text:p/></draw:line><draw:line text:anchor-type="paragraph" draw:z-index="86" draw:style-name="gr7" draw:text-style-name="P2" svg:x1="4.1311in" svg:y1="4.7327in" svg:x2="4.372in" svg:y2="4.871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09-12-31T13:20:00</meta:creation-date>
    <dc:date>2009-12-31T14:07:28</dc:date>
    <dc:creator>Nuno Cancelo</dc:creator>
    <meta:editing-duration>PT00H38M29S</meta:editing-duration>
    <meta:editing-cycles>6</meta:editing-cycles>
    <meta:generator>OpenOffice.org/3.1$Linux OpenOffice.org_project/310m19$Build-9420</meta:generator>
    <meta:document-statistic meta:table-count="0" meta:image-count="0" meta:object-count="0" meta:page-count="2" meta:paragraph-count="0" meta:word-count="0" meta:character-count="0"/>
  </office:meta>
</office:document-meta>
</file>